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1.083cm" fo:min-width="8.913cm" fo:padding-top="0.548cm" fo:padding-bottom="0.548cm" fo:padding-left="0.673cm" fo:padding-right="0.67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3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c9211e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269cm" fo:min-width="1.019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40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1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ff0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0.923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50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5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6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8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52cm" fo:min-width="2.134cm" fo:padding-top="0.231cm" fo:padding-bottom="0.231cm" fo:padding-left="0.356cm" fo:padding-right="0.356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2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3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9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0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71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2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7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8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9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0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2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3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6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7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9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90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2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3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5" style:family="graphic" style:parent-style-name="standard">
      <style:graphic-properties svg:stroke-width="0.212cm" svg:stroke-color="#666666" draw:marker-start-width="0.518cm" draw:marker-end-width="0.518cm" draw:fill-color="#55308d" draw:textarea-horizontal-align="justify" draw:textarea-vertical-align="middle" draw:auto-grow-height="false" fo:min-height="3.826cm" fo:min-width="5.826cm" fo:padding-top="0.231cm" fo:padding-bottom="0.231cm" fo:padding-left="0.356cm" fo:padding-right="0.356cm" loext:decorative="false"/>
    </style:style>
    <style:style style:name="gr96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8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52cm" fo:min-width="6.289cm" fo:padding-top="0.231cm" fo:padding-bottom="0.231cm" fo:padding-left="0.356cm" fo:padding-right="0.356cm" loext:decorative="false"/>
    </style:style>
    <style:style style:name="gr99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341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ffdbb6"/>
      <style:paragraph-properties fo:text-align="center"/>
    </style:style>
    <style:style style:name="P24" style:family="paragraph">
      <loext:graphic-properties draw:fill="solid" draw:fill-color="#ff8000"/>
      <style:paragraph-properties fo:text-align="center" style:writing-mode="lr-tb"/>
    </style:style>
    <style:style style:name="P25" style:family="paragraph">
      <loext:graphic-properties draw:fill-color="#ff80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-color="#ffd428"/>
      <style:paragraph-properties fo:text-align="center"/>
    </style:style>
    <style:style style:name="P28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e8f2a1"/>
      <style:paragraph-properties fo:text-align="center"/>
    </style:style>
    <style:style style:name="P31" style:family="paragraph">
      <loext:graphic-properties draw:fill-color="#81d41a"/>
      <style:paragraph-properties fo:text-align="center"/>
    </style:style>
    <style:style style:name="P32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b7b3ca"/>
      <style:paragraph-properties fo:text-align="center"/>
    </style:style>
    <style:style style:name="P36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3" draw:layer="layout" svg:width="3cm" svg:height="4.505cm" svg:x="5.49cm" svg:y="6.6cm" draw:kind="cut" draw:start-angle="0.2" draw:end-angle="179.43">
            <text:p/>
          </draw:ellipse>
          <draw:ellipse draw:style-name="gr4" draw:text-style-name="P3" draw:layer="layout" svg:width="4.8cm" svg:height="3.519cm" svg:x="4.59cm" svg:y="0.6cm" draw:kind="cut" draw:start-angle="0.2" draw:end-angle="179.43">
            <text:p/>
          </draw:ellipse>
          <draw:custom-shape draw:style-name="gr5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officeooo:annotation svg:x="0cm" svg:y="0cm">
          <dc:date>2025-10-17T20:48:25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rails_.png”, where _ is the page number.</text:p>
          <text:p/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26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8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5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.743cm" svg:height="2.743cm" svg:x="2.501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8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4.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1" draw:text-style-name="P18" draw:layer="layout" svg:width="1.5cm" svg:height="1.5cm" svg:x="6.4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9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2cm 5.6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custom-shape draw:style-name="gr42" draw:text-style-name="P3" draw:layer="layout" svg:width="1.778cm" svg:height="1.778cm" svg:x="5.6cm" svg:y="4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1.103cm" svg:height="1.103cm" svg:x="5.937cm" svg:y="4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1.103cm" svg:height="1.103cm" svg:x="3.607cm" svg:y="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5">
          <draw:line draw:style-name="gr41" draw:text-style-name="P17" draw:layer="layout" svg:x1="0.7cm" svg:y1="6.53cm" svg:x2="8.2cm" svg:y2="6.53cm">
            <text:p/>
          </draw:line>
          <draw:line draw:style-name="gr41" draw:text-style-name="P17" draw:layer="layout" svg:x1="0.7cm" svg:y1="6.93cm" svg:x2="8.2cm" svg:y2="6.93cm">
            <text:p/>
          </draw:line>
          <draw:line draw:style-name="gr41" draw:text-style-name="P17" draw:layer="layout" svg:x1="0.7cm" svg:y1="3.23cm" svg:x2="8.2cm" svg:y2="3.23cm">
            <text:p/>
          </draw:line>
          <draw:line draw:style-name="gr41" draw:text-style-name="P17" draw:layer="layout" svg:x1="0.7cm" svg:y1="3.63cm" svg:x2="8.2cm" svg:y2="3.63cm">
            <text:p/>
          </draw:line>
        </draw:g>
        <draw:custom-shape draw:style-name="gr46" draw:text-style-name="P2" draw:layer="layout" svg:width="1.845cm" svg:height="5cm" svg:x="0.905cm" svg:y="2.5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Standard">
        <draw:custom-shape draw:style-name="gr47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8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officeooo:annotation svg:x="0cm" svg:y="0cm">
          <dc:date>2025-10-17T19:58:00</dc:date>
          <text:p/>
        </officeooo:annotation>
      </draw:page>
      <draw:page draw:name="page12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0" draw:text-style-name="P2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2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custom-shape draw:style-name="gr54" draw:text-style-name="P2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2">
          <draw:custom-shape draw:style-name="gr56" draw:text-style-name="P23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5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58" draw:text-style-name="P17" draw:layer="layout" svg:x1="1.888cm" svg:y1="6.53cm" svg:x2="6.65cm" svg:y2="6.53cm">
            <text:p/>
          </draw:line>
          <draw:line draw:style-name="gr58" draw:text-style-name="P17" draw:layer="layout" svg:x1="1.888cm" svg:y1="6.93cm" svg:x2="6.65cm" svg:y2="6.93cm">
            <text:p/>
          </draw:line>
          <draw:line draw:style-name="gr58" draw:text-style-name="P17" draw:layer="layout" svg:x1="1.888cm" svg:y1="3.23cm" svg:x2="6.65cm" svg:y2="3.23cm">
            <text:p/>
          </draw:line>
          <draw:line draw:style-name="gr58" draw:text-style-name="P17" draw:layer="layout" svg:x1="1.888cm" svg:y1="3.63cm" svg:x2="6.65cm" svg:y2="3.63cm">
            <text:p/>
          </draw:line>
        </draw:g>
        <draw:g draw:style-name="gr2">
          <draw:custom-shape draw:style-name="gr59" draw:text-style-name="P5" draw:layer="layout" svg:width="2.845cm" svg:height="1.981cm" draw:transform="rotate (1.5707963267949) translate (1.888cm 6.503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60" draw:text-style-name="P26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7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6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27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7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4" draw:text-style-name="P26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5" draw:text-style-name="P27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27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Standard">
        <draw:custom-shape draw:style-name="gr66" draw:text-style-name="P27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7" draw:text-style-name="P26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8" draw:text-style-name="P27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1" draw:text-style-name="P27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9" draw:style-name="dp1" draw:master-page-name="Standard">
        <draw:custom-shape draw:style-name="gr69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74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6" draw:text-style-name="P30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1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1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6.26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8" draw:text-style-name="P31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3" draw:style-name="dp1" draw:master-page-name="Standard">
        <draw:custom-shape draw:style-name="gr79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2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custom-shape draw:style-name="gr84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5" draw:text-style-name="P33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6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7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7" draw:style-name="dp1" draw:master-page-name="Standard">
        <draw:custom-shape draw:style-name="gr88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9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g draw:style-name="gr2">
              <draw:custom-shape draw:style-name="gr26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2">
            <draw:g draw:style-name="gr2">
              <draw:custom-shape draw:style-name="gr26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2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8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6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Standard">
        <draw:custom-shape draw:style-name="gr92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5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4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95" draw:text-style-name="P36" draw:layer="layout" svg:width="7cm" svg:height="4.75cm" svg:x="1cm" svg:y="2.7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17" draw:layer="layout" svg:x1="0.7cm" svg:y1="5.08cm" svg:x2="9.5cm" svg:y2="5.08cm">
          <text:p/>
        </draw:line>
        <draw:g draw:style-name="gr2">
          <draw:g draw:style-name="gr2">
            <draw:custom-shape draw:style-name="gr26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7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8" draw:text-style-name="P15" draw:layer="layout" svg:width="7cm" svg:height="0.713cm" svg:x="1.001cm" svg:y="6.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15" draw:layer="layout" svg:width="7cm" svg:height="0.802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8T23:32:38.196564215</dc:date>
    <meta:editing-duration>PT5H21M16S</meta:editing-duration>
    <meta:editing-cycles>74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5"/>
  </office:meta>
</office:document-meta>
</file>